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gistrationsAotContributionTests.applyToWhenHasNameGeneratesPrefixedFeatu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RegistrationsAotContributionTests.generateBeanDefinitionMethod( GenerationContext generationContext , BeanRegistrationsCode beanRegistration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RegistrationsAotContributionTests.applyToAppliesContributionWith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RegistrationsAotContributionTests.applyToAppliesContrib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RegistrationsAotContributionTests.applyToCallsRegistrationsWithBeanRegistration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RegistrationsAotContributionTests.registerBean( RootBeanDefinition root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RegistrationsAotContributionTests.BeanRegistrationsAotContribution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RegistrationsAotContributionTests.compile( BiConsumer &lt; Consumer &lt; DefaultListableBeanFactory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RegistrationsAotContributionTests.createContribution( BeanDefinitionMethodGenerator methodGenerator , String ... alia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